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style:tab-stops>
          <style:tab-stop style:position="1.328in"/>
        </style:tab-stops>
      </style:paragraph-properties>
    </style:style>
    <style:style style:name="P2" style:family="paragraph" style:parent-style-name="Standard" style:master-page-name="Standard">
      <style:paragraph-properties style:page-number="auto"/>
    </style:style>
    <style:style style:name="T1" style:family="text">
      <style:text-properties fo:font-size="16pt" style:font-size-asian="16pt"/>
    </style:style>
    <style:style style:name="T2" style:family="text">
      <style:text-properties fo:font-size="12pt" fo:font-weight="bold" style:font-size-asian="12pt" style:font-weight-asian="bold"/>
    </style:style>
    <style:style style:name="T3" style:family="text">
      <style:text-properties fo:font-size="12pt" style:text-underline-style="solid" style:text-underline-width="auto" style:text-underline-color="font-color" style:font-size-asian="12pt"/>
    </style:style>
    <style:style style:name="T4" style:family="text">
      <style:text-properties fo:font-weight="bold" style:font-weight-asian="bold"/>
    </style:style>
    <style:style style:name="T5" style:family="text">
      <style:text-properties fo:font-size="14pt" style:text-underline-style="solid" style:text-underline-width="auto" style:text-underline-color="font-color" style:font-size-asian="14pt"/>
    </style:style>
    <style:style style:name="T6"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dd Student Screen</text:span></text:p>
      <text:p text:style-name="Standard">This page is a window class built into the WPF project.</text:p>
      <text:p text:style-name="Standard"><text:span text:style-name="T2">Functional Description</text:span><text:span text:style-name="T4">: </text:span></text:p>
      <text:p text:style-name="Standard">This page allows a professor to add a student to the Student Attendance Tracker System.</text:p>
      <text:p text:style-name="Standard"><text:span text:style-name="T2">Textbox Field List Descriptions</text:span>:</text:p>
      <text:p text:style-name="Standard">studentID: This is the 774 student ID number that is unique to every student.</text:p>
      <text:p text:style-name="Standard">studentName : Full name of the student that the professor wants to add.</text:p>
      <text:p text:style-name="P1"><text:span text:style-name="T2">Functions</text:span><text:span text:style-name="T4">:<text:tab/></text:span></text:p>
      <text:p text:style-name="Standard"><text:span text:style-name="T5">addStudentSubmit_Click_1</text:span><text:span text:style-name="T3">:</text:span><text:span text:style-name="T6"> </text:span></text:p>
      <text:p text:style-name="Standard">On click of the submit button this method runs.</text:p>
      <text:p text:style-name="Standard">This method first establishes a connection to the database using the SqlConnection connectionVariable variable. After this, it submits a query to the database and checks to see if the input student ID already exists in the database or not. If it doesn't, this function will perform an insert query to the database and record the student ID and corresponding student name into the database. If the student ID already exists in the database, then it will print out an error message “Student ID already exists!”. Another error can also occur if there is a problem executing the database query: “Query execution error”.</text:p>
      <text:p text:style-name="Standard"><text:span text:style-name="T5">CRNcomboBox_Initialized:</text:span></text:p>
      <text:p text:style-name="Standard">This method creates a dropdown combobox by querying the CRN numbers from course info and allows the professor to select which courses to register the new student in. It will pop up a message box if the query was not successfu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28T21:30:10.69</meta:creation-date>
    <meta:document-statistic meta:table-count="0" meta:image-count="0" meta:object-count="0" meta:page-count="1" meta:paragraph-count="13" meta:word-count="217" meta:character-count="1315"/>
    <dc:date>2016-04-28T21:43:57.40</dc:date>
    <meta:editing-duration>PT13M46S</meta:editing-duration>
    <meta:editing-cycles>1</meta:editing-cycles>
    <meta:generator>OpenOffice/4.1.1$Win32 OpenOffice.org_project/411m6$Build-9775</meta:generator>
  </office:meta>
</office:document-meta>
</file>